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22_12-28-16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22_16-10-58_000.jpg</text:p>
          </table:table-cell>
          <table:table-cell table:style-name="ce19" office:value-type="string">
            <text:p>:m RES 1*2 / free# JVEMV6 68#_72:1 / 68. theoretical-physics(tp) / w=(f(p_1)&gt;2*f(p_0));連続；微分可能,topics=~,other=~,s=~,i=~,doc=r-5-2~3#2.2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3]=&quot;&quot;;[.C3];CONCATENATE([.C3];&quot; / &quot;;[.E3]))" office:value-type="string" office:string-value=":m RES 1*2 / free# JVEMV6 68#_72:1 / 68. theoretical-physics(tp) / w=(f(p_1)&gt;2*f(p_0));連続；微分可能,topics=~,other=~,s=~,i=~,doc=r-5-2~3#2.2">
            <text:p>:m RES 1*2 / free# JVEMV6 68#_72:1 / 68. theoretical-physics(tp) / w=(f(p_1)&gt;2*f(p_0));連続；微分可能,topics=~,other=~,s=~,i=~,doc=r-5-2~3#2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22_16-11-48_000.jpg</text:p>
          </table:table-cell>
          <table:table-cell table:style-name="ce19" office:value-type="string">
            <text:p>:m RES 2*2 / free# JVEMV6 68#_72:1 / 68. theoretical-physics(tp) / w=(f(a+h)-f(a)),topics=~,other=calc+:(x^3-2*x)/(2*(x^2-5)),s=~,i=~,doc=r-5-2~3#2.2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4]=&quot;&quot;;[.C4];CONCATENATE([.C4];&quot; / &quot;;[.E4]))" office:value-type="string" office:string-value=":m RES 2*2 / free# JVEMV6 68#_72:1 / 68. theoretical-physics(tp) / w=(f(a+h)-f(a)),topics=~,other=calc+:(x^3-2*x)/(2*(x^2-5)),s=~,i=~,doc=r-5-2~3#2.2">
            <text:p>:m RES 2*2 / free# JVEMV6 68#_72:1 / 68. theoretical-physics(tp) / w=(f(a+h)-f(a)),topics=~,other=calc+:(x^3-2*x)/(2*(x^2-5)),s=~,i=~,doc=r-5-2~3#2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22_18-04-39_000.jpg</text:p>
          </table:table-cell>
          <table:table-cell table:style-name="ce19" office:value-type="string">
            <text:p>:m RES 1-2*3 / free# JVEMV6 68#_72:2 / 68. theoretical-physics(tp) / w=ロル；(f`(a+θ(b-a))=0),topics=~,other=q+:lim_(θ-&gt;1)((a+θ(b-a)));mem+:連続と微分可能,s=~,i=~,doc=r-5-2~3#2.2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5]=&quot;&quot;;[.C5];CONCATENATE([.C5];&quot; / &quot;;[.E5]))" office:value-type="string" office:string-value=":m RES 1-2*3 / free# JVEMV6 68#_72:2 / 68. theoretical-physics(tp) / w=ロル；(f`(a+θ(b-a))=0),topics=~,other=q+:lim_(θ-&gt;1)((a+θ(b-a)));mem+:連続と微分可能,s=~,i=~,doc=r-5-2~3#2.2">
            <text:p>:m RES 1-2*3 / free# JVEMV6 68#_72:2 / 68. theoretical-physics(tp) / w=ロル；(f`(a+θ(b-a))=0),topics=~,other=q+:lim_(θ-&gt;1)((a+θ(b-a)));mem+:連続と微分可能,s=~,i=~,doc=r-5-2~3#2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22_18-04-59_000.jpg</text:p>
          </table:table-cell>
          <table:table-cell table:style-name="ce19" office:value-type="string">
            <text:p>:m RES 3*3 / free# JVEMV6 68#_72:2 / 68. theoretical-physics(tp) / w=中間値の定理,topics=連続；微分可能,other=~,s=~,i=~,doc=r-5-2~3#2.2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6]=&quot;&quot;;[.C6];CONCATENATE([.C6];&quot; / &quot;;[.E6]))" office:value-type="string" office:string-value=":m RES 3*3 / free# JVEMV6 68#_72:2 / 68. theoretical-physics(tp) / w=中間値の定理,topics=連続；微分可能,other=~,s=~,i=~,doc=r-5-2~3#2.2">
            <text:p>:m RES 3*3 / free# JVEMV6 68#_72:2 / 68. theoretical-physics(tp) / w=中間値の定理,topics=連続；微分可能,other=~,s=~,i=~,doc=r-5-2~3#2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22_18-57-33_000.jpg</text:p>
          </table:table-cell>
          <table:table-cell table:style-name="ce19" office:value-type="string">
            <text:p>:m :篠笛,shinobue #*# / session-memo / s.1:todays-melody,genr=~,for=~,key=h-4,tempo=~,R=~,i.f.=~,notes=6|4-3-4-4-6-4,Re+,other=~ \\\ s.2:todays-melody,genr=~,for=~,key=h-2(C),tempo=~,R=~,i.f.=~,notes=4-3-2-3|1-2-2-2-3-2-3-4,Re+,other=~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7]=&quot;&quot;;[.C7];CONCATENATE([.C7];&quot; / &quot;;[.E7]))" office:value-type="string" office:string-value=":m :篠笛,shinobue #*# / session-memo / s.1:todays-melody,genr=~,for=~,key=h-4,tempo=~,R=~,i.f.=~,notes=6|4-3-4-4-6-4,Re+,other=~ \\\ s.2:todays-melody,genr=~,for=~,key=h-2(C),tempo=~,R=~,i.f.=~,notes=4-3-2-3|1-2-2-2-3-2-3-4,Re+,other=~">
            <text:p>:m :篠笛,shinobue #*# / session-memo / s.1:todays-melody,genr=~,for=~,key=h-4,tempo=~,R=~,i.f.=~,notes=6|4-3-4-4-6-4,Re+,other=~ \\\ s.2:todays-melody,genr=~,for=~,key=h-2(C),tempo=~,R=~,i.f.=~,notes=4-3-2-3|1-2-2-2-3-2-3-4,Re+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22_20-56-17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22_23-42-50_000.jpg</text:p>
          </table:table-cell>
          <table:table-cell table:style-name="ce19" office:value-type="string">
            <text:p>:bookmemo / 読んだ本 / 『ひざ・股関節の痛みは週１スクワットで治せる！』 / 著者=小島央（さとし） / 途中（十分）</text:p>
          </table:table-cell>
          <table:table-cell table:style-name="ce19"/>
          <table:table-cell table:style-name="ce4"/>
          <table:table-cell table:style-name="ce4" office:value-type="string">
            <text:p>N-35-35-26.925659 E-139-34-49.489746</text:p>
          </table:table-cell>
          <table:table-cell table:style-name="ce38" table:formula="of:=IF([.E9]=&quot;&quot;;[.C9];CONCATENATE([.C9];&quot; / &quot;;[.E9]))" office:value-type="string" office:string-value=":bookmemo / 読んだ本 / 『ひざ・股関節の痛みは週１スクワットで治せる！』 / 著者=小島央（さとし） / 途中（十分）">
            <text:p>:bookmemo / 読んだ本 / 『ひざ・股関節の痛みは週１スクワットで治せる！』 / 著者=小島央（さとし） / 途中（十分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22_23-44-39_000.jpg</text:p>
          </table:table-cell>
          <table:table-cell table:style-name="ce19" office:value-type="string">
            <text:p>:bookmemo / 読んだ本 / 『宗教心理学』 / 著者=松本滋 / 途中（不要）</text:p>
          </table:table-cell>
          <table:table-cell table:style-name="ce19"/>
          <table:table-cell table:style-name="ce4"/>
          <table:table-cell table:style-name="ce4" office:value-type="string">
            <text:p>N-35-35-24.247741 E-139-34-54.98291</text:p>
          </table:table-cell>
          <table:table-cell table:style-name="ce38" table:formula="of:=IF([.E10]=&quot;&quot;;[.C10];CONCATENATE([.C10];&quot; / &quot;;[.E10]))" office:value-type="string" office:string-value=":bookmemo / 読んだ本 / 『宗教心理学』 / 著者=松本滋 / 途中（不要）">
            <text:p>:bookmemo / 読んだ本 / 『宗教心理学』 / 著者=松本滋 / 途中（不要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23_01-37-19_000.jpg</text:p>
          </table:table-cell>
          <table:table-cell table:style-name="ce19" office:value-type="string">
            <text:p>:m other / log / 寝る前　ウェブ閲覧　記録 / 就寝前の、動画閲覧</text:p>
          </table:table-cell>
          <table:table-cell table:style-name="ce19"/>
          <table:table-cell table:style-name="ce4"/>
          <table:table-cell table:style-name="ce4" office:value-type="string">
            <text:p>N-35-35-21.281433 E-139-34-43.886718</text:p>
          </table:table-cell>
          <table:table-cell table:style-name="ce38" table:formula="of:=IF([.E11]=&quot;&quot;;[.C11];CONCATENATE([.C11];&quot; / &quot;;[.E11]))" office:value-type="string" office:string-value=":m other / log / 寝る前　ウェブ閲覧　記録 / 就寝前の、動画閲覧">
            <text:p>:m other / log / 寝る前　ウェブ閲覧　記録 / 就寝前の、動画閲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23_01-37-30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1.281433 E-139-34-43.886718</text:p>
          </table:table-cell>
          <table:table-cell table:style-name="ce38" table:formula="of:=IF([.E12]=&quot;&quot;;[.C12];CONCATENATE([.C12];&quot; / &quot;;[.E12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8-23_09-02-30_000.jpg</text:p>
          </table:table-cell>
          <table:table-cell table:style-name="ce19" office:value-type="string">
            <text:p>:m :lets / action activity / やること / genre=歴史 / content=「公（こう）」のため；「公け（おおやけ）」ではなく、「同胞」という意味で「公（こう）」のために生きた人、生きようとした人、命を捧げた人；新しい織物を作ろう</text:p>
          </table:table-cell>
          <table:table-cell table:style-name="ce19"/>
          <table:table-cell table:style-name="ce4"/>
          <table:table-cell table:style-name="ce4" office:value-type="string">
            <text:p>N-35-35-24.247741 E-139-34-54.98291</text:p>
          </table:table-cell>
          <table:table-cell table:style-name="ce38" table:formula="of:=IF([.E13]=&quot;&quot;;[.C13];CONCATENATE([.C13];&quot; / &quot;;[.E13]))" office:value-type="string" office:string-value=":m :lets / action activity / やること / genre=歴史 / content=「公（こう）」のため；「公け（おおやけ）」ではなく、「同胞」という意味で「公（こう）」のために生きた人、生きようとした人、命を捧げた人；新しい織物を作ろう">
            <text:p>:m :lets / action activity / やること / genre=歴史 / content=「公（こう）」のため；「公け（おおやけ）」ではなく、「同胞」という意味で「公（こう）」のために生きた人、生きようとした人、命を捧げた人；新しい織物を作ろ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8-23_09-02-45_000.jpg</text:p>
          </table:table-cell>
          <table:table-cell table:style-name="ce19" office:value-type="string">
            <text:p>:m :th / topic=言葉：独立 / content=「独立」；ポーランド語を話す人たちは、どんな言葉を、その対象に、当てているか / lang=ja</text:p>
          </table:table-cell>
          <table:table-cell table:style-name="ce19"/>
          <table:table-cell table:style-name="ce4"/>
          <table:table-cell table:style-name="ce4" office:value-type="string">
            <text:p>N-35-35-24.247741 E-139-34-54.98291</text:p>
          </table:table-cell>
          <table:table-cell table:style-name="ce38" table:formula="of:=IF([.E14]=&quot;&quot;;[.C14];CONCATENATE([.C14];&quot; / &quot;;[.E14]))" office:value-type="string" office:string-value=":m :th / topic=言葉：独立 / content=「独立」；ポーランド語を話す人たちは、どんな言葉を、その対象に、当てているか / lang=ja">
            <text:p>:m :th / topic=言葉：独立 / content=「独立」；ポーランド語を話す人たちは、どんな言葉を、その対象に、当てているか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8-23_09-16-25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8.834533 E-139-34-50.917968</text:p>
          </table:table-cell>
          <table:table-cell table:style-name="ce38" table:formula="of:=IF([.E15]=&quot;&quot;;[.C15];CONCATENATE([.C15];&quot; / &quot;;[.E1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2021-08-13_22-16-34_000.mid</text:p>
          </table:table-cell>
          <table:table-cell table:style-name="ce8" office:value-type="string">
            <text:p>:in-mid / app=perfect-piano / 演奏、play / id-2021-0813-1 / category=~,inst=shino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in-mid / app=perfect-piano / 演奏、play / id-2021-0813-1 / category=~,inst=shino,for=~,genre=~">
            <text:p>:in-mid / app=perfect-piano / 演奏、play / id-2021-0813-1 / category=~,inst=shino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2021-08-21_19-09-07_000.mid</text:p>
          </table:table-cell>
          <table:table-cell table:style-name="ce8" office:value-type="string">
            <text:p>:in-mid / app=perfect-piano / 演奏、play / id-2021-0821-1 / category=~,inst=shino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in-mid / app=perfect-piano / 演奏、play / id-2021-0821-1 / category=~,inst=shino,for=~,genre=~">
            <text:p>:in-mid / app=perfect-piano / 演奏、play / id-2021-0821-1 / category=~,inst=shino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bookmemo / 読んだ本 / 『ひざ・股関節の痛みは週１スクワットで治せる！』 / 著者=小島央（さとし） / 途中（十分）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bookmemo / 読んだ本 / 『宗教心理学』 / 著者=松本滋 / 途中（不要）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other / log / 寝る前　ウェブ閲覧　記録 / 就寝前の、動画閲覧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3">2021/08/23</text:date>, <text:time>10:54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23T10:54:57.33</dc:date>
    <dc:creator>iwabuchi ken</dc:creator>
    <meta:editing-duration>P36DT1H14M58S</meta:editing-duration>
    <meta:editing-cycles>13191</meta:editing-cycles>
    <meta:document-statistic meta:table-count="1" meta:cell-count="454" meta:object-count="0"/>
  </office:meta>
</office:document-meta>
</file>